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56pt solid #000000" fo:border-right="1.56pt solid #000000" fo:border-top="1.5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1.56pt solid #000000" fo:border-right="1.56pt solid #000000" fo:border-top="none"/>
    </style:style>
    <style:style style:name="ce3" style:family="table-cell" style:parent-style-name="Default">
      <style:table-cell-properties fo:border-bottom="1.56pt solid #000000" style:text-align-source="fix" style:repeat-content="false" fo:border-left="1.56pt solid #000000" fo:border-right="1.56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1.56pt solid #000000" fo:border-left="1.56pt solid #000000" fo:border-right="1.56pt solid #000000" fo:border-top="none"/>
    </style:style>
    <style:style style:name="ce5" style:family="table-cell" style:parent-style-name="Default">
      <style:table-cell-properties style:text-align-source="fix" style:repeat-content="false" fo:border="1.5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fo:border-bottom="none" fo:border-left="0.79pt solid #000000" fo:border-right="0.79pt solid #000000" fo:border-top="0.79pt solid #000000"/>
    </style:style>
    <style:style style:name="ce8" style:family="table-cell" style:parent-style-name="Default">
      <style:table-cell-properties fo:border-bottom="none" fo:background-color="#c0c0c0" fo:border-left="0.79pt solid #000000" fo:border-right="0.79pt solid #000000" fo:border-top="none"/>
    </style:style>
    <style:style style:name="ce9" style:family="table-cell" style:parent-style-name="Default">
      <style:table-cell-properties fo:border-bottom="none" fo:border-left="0.79pt solid #000000" fo:border-right="0.79pt solid #000000" fo:border-top="none"/>
    </style:style>
    <style:style style:name="ce10" style:family="table-cell" style:parent-style-name="Default">
      <style:table-cell-properties fo:border-bottom="0.79pt solid #000000" fo:border-left="0.79pt solid #000000" fo:border-right="0.79pt solid #000000" fo:border-top="none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3"/>
          <table:table-cell table:style-name="ce7" office:value-type="string">
            <text:p>State 1</text:p>
          </table:table-cell>
          <table:table-cell office:value-type="string">
            <text:p>State 2</text:p>
          </table:table-cell>
          <table:table-cell table:style-name="ce7" office:value-type="string">
            <text:p>State 3</text:p>
          </table:table-cell>
          <table:table-cell office:value-type="string">
            <text:p>State 4</text:p>
          </table:table-cell>
          <table:table-cell table:style-name="ce7" office:value-type="string">
            <text:p>State 5</text:p>
          </table:table-cell>
          <table:table-cell office:value-type="string">
            <text:p>State 6</text:p>
          </table:table-cell>
          <table:table-cell table:style-name="ce7" office:value-type="string">
            <text:p>State 7</text:p>
          </table:table-cell>
          <table:table-cell office:value-type="string">
            <text:p>State 8</text:p>
          </table:table-cell>
          <table:table-cell table:style-name="ce7" office:value-type="string">
            <text:p>State 9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Line 1</text:p>
          </table:table-cell>
          <table:table-cell table:style-name="ce6" office:value-type="string">
            <text:p>CVC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covered-table-cell table:style-name="ce2"/>
          <table:table-cell office:value-type="string">
            <text:p>CI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/>
          <table:table-cell table:style-name="ce3" office:value-type="string" table:number-columns-spanned="1" table:number-rows-spanned="2">
            <text:p>Line 2</text:p>
          </table:table-cell>
          <table:table-cell table:style-name="ce6" office:value-type="string">
            <text:p>CVC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covered-table-cell table:style-name="ce4"/>
          <table:table-cell office:value-type="string">
            <text:p>CI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3"/>
          <table:table-cell table:style-name="ce7" office:value-type="string">
            <text:p>State 10</text:p>
          </table:table-cell>
          <table:table-cell office:value-type="string">
            <text:p>State 11</text:p>
          </table:table-cell>
          <table:table-cell table:style-name="ce7" office:value-type="string">
            <text:p>State 12</text:p>
          </table:table-cell>
          <table:table-cell office:value-type="string">
            <text:p>State 13</text:p>
          </table:table-cell>
          <table:table-cell table:style-name="ce7" office:value-type="string">
            <text:p>State 14</text:p>
          </table:table-cell>
          <table:table-cell office:value-type="string">
            <text:p>State 15</text:p>
          </table:table-cell>
          <table:table-cell table:style-name="ce7" office:value-type="string">
            <text:p>State 16</text:p>
          </table:table-cell>
          <table:table-cell office:value-type="string">
            <text:p>State 17</text:p>
          </table:table-cell>
          <table:table-cell table:style-name="ce7" office:value-type="string">
            <text:p>State 18</text:p>
          </table:table-cell>
        </table:table-row>
        <table:table-row table:style-name="ro2">
          <table:table-cell/>
          <table:table-cell table:style-name="ce5" office:value-type="string" table:number-columns-spanned="1" table:number-rows-spanned="2">
            <text:p>Line 1</text:p>
          </table:table-cell>
          <table:table-cell table:style-name="ce6" office:value-type="string">
            <text:p>CVC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covered-table-cell/>
          <table:table-cell office:value-type="string">
            <text:p>CI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/>
          <table:table-cell table:style-name="ce5" office:value-type="string" table:number-columns-spanned="1" table:number-rows-spanned="2">
            <text:p>Line 2</text:p>
          </table:table-cell>
          <table:table-cell table:style-name="ce6" office:value-type="string">
            <text:p>CVC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covered-table-cell/>
          <table:table-cell office:value-type="string">
            <text:p>CI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3"/>
          <table:table-cell table:style-name="ce7" office:value-type="string">
            <text:p>State 19</text:p>
          </table:table-cell>
          <table:table-cell office:value-type="string">
            <text:p>State 20</text:p>
          </table:table-cell>
          <table:table-cell table:style-name="ce7" office:value-type="string">
            <text:p>State 21</text:p>
          </table:table-cell>
          <table:table-cell office:value-type="string">
            <text:p>State 22</text:p>
          </table:table-cell>
          <table:table-cell table:style-name="ce7" office:value-type="string">
            <text:p>State 23</text:p>
          </table:table-cell>
          <table:table-cell office:value-type="string">
            <text:p>State 24</text:p>
          </table:table-cell>
          <table:table-cell table:style-name="ce7" office:value-type="string">
            <text:p>State 25</text:p>
          </table:table-cell>
          <table:table-cell office:value-type="string">
            <text:p>State 26</text:p>
          </table:table-cell>
          <table:table-cell table:style-name="ce7" office:value-type="string">
            <text:p>State 27</text:p>
          </table:table-cell>
        </table:table-row>
        <table:table-row table:style-name="ro2">
          <table:table-cell/>
          <table:table-cell table:style-name="ce5" office:value-type="string" table:number-columns-spanned="1" table:number-rows-spanned="2">
            <text:p>Line 1</text:p>
          </table:table-cell>
          <table:table-cell table:style-name="ce6" office:value-type="string">
            <text:p>CVC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covered-table-cell/>
          <table:table-cell office:value-type="string">
            <text:p>CI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/>
          <table:table-cell table:style-name="ce5" office:value-type="string" table:number-columns-spanned="1" table:number-rows-spanned="2">
            <text:p>Line 2</text:p>
          </table:table-cell>
          <table:table-cell table:style-name="ce6" office:value-type="string">
            <text:p>CVC</text:p>
          </table:table-cell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covered-table-cell/>
          <table:table-cell office:value-type="string">
            <text:p>CI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3"/>
          <table:table-cell table:style-name="ce7" office:value-type="string">
            <text:p>State 28</text:p>
          </table:table-cell>
          <table:table-cell office:value-type="string">
            <text:p>State 29</text:p>
          </table:table-cell>
          <table:table-cell table:style-name="ce7" office:value-type="string">
            <text:p>State 30</text:p>
          </table:table-cell>
          <table:table-cell office:value-type="string">
            <text:p>State 31</text:p>
          </table:table-cell>
          <table:table-cell table:style-name="ce7" office:value-type="string">
            <text:p>State 32</text:p>
          </table:table-cell>
          <table:table-cell office:value-type="string">
            <text:p>State 33</text:p>
          </table:table-cell>
          <table:table-cell table:style-name="ce7" office:value-type="string">
            <text:p>State 34</text:p>
          </table:table-cell>
          <table:table-cell office:value-type="string">
            <text:p>State 35</text:p>
          </table:table-cell>
          <table:table-cell table:style-name="ce7" office:value-type="string">
            <text:p>State 36</text:p>
          </table:table-cell>
        </table:table-row>
        <table:table-row table:style-name="ro2">
          <table:table-cell/>
          <table:table-cell table:style-name="ce5" office:value-type="string" table:number-columns-spanned="1" table:number-rows-spanned="2">
            <text:p>Line 1</text:p>
          </table:table-cell>
          <table:table-cell table:style-name="ce6" office:value-type="string">
            <text:p>CVC</text:p>
          </table:table-cell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covered-table-cell/>
          <table:table-cell office:value-type="string">
            <text:p>CI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/>
          <table:table-cell table:style-name="ce5" office:value-type="string" table:number-columns-spanned="1" table:number-rows-spanned="2">
            <text:p>Line 2</text:p>
          </table:table-cell>
          <table:table-cell table:style-name="ce6" office:value-type="string">
            <text:p>CVC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covered-table-cell/>
          <table:table-cell office:value-type="string">
            <text:p>CI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</meta:initial-creator>
    <meta:creation-date>2013-08-21T15:30:48</meta:creation-date>
    <meta:generator>LibreOffice/4.0.2.2$Linux_X86_64 LibreOffice_project/400m0$Build-2</meta:generator>
    <dc:date>2013-08-21T15:45:37</dc:date>
    <dc:creator>Marcin </dc:creator>
    <meta:editing-duration>P0D</meta:editing-duration>
    <meta:editing-cycles>1</meta:editing-cycles>
    <meta:document-statistic meta:table-count="1" meta:cell-count="204" meta:object-count="0"/>
  </office:meta>
</office:document-meta>
</file>